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4c4c4c" draw:fill-hatch-name="Black_20_0_20_Degrees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fill-hatch-name="Black_20_0_20_Degrees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  <style:text-properties fo:color="#ffffff" fo:font-size="16pt" style:font-size-asian="16pt" style:font-size-complex="16pt"/>
    </style:style>
    <style:style style:name="P4" style:family="paragraph">
      <style:paragraph-properties fo:text-align="center"/>
      <style:text-properties fo:color="#ffffff"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color="#ffffff" fo:font-size="12pt" style:font-size-asian="12pt" style:font-size-complex="12pt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color="#ff8080" fo:font-size="12pt" style:font-size-asian="12pt" style:font-size-complex="12pt"/>
    </style:style>
    <style:style style:name="P8" style:family="paragraph">
      <style:paragraph-properties fo:text-align="center"/>
      <style:text-properties fo:color="#ff8080"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color="#ffffff" fo:font-size="36pt" style:font-size-asian="36pt" style:font-size-complex="36pt"/>
    </style:style>
    <style:style style:name="P10" style:family="paragraph">
      <style:paragraph-properties fo:text-align="center"/>
      <style:text-properties fo:color="#ffffff" fo:font-size="36pt" style:font-size-asian="36pt" style:font-size-complex="36pt"/>
    </style:style>
    <style:style style:name="P11" style:family="paragraph">
      <style:paragraph-properties fo:margin-left="0cm" fo:margin-right="0cm" fo:text-align="center" fo:text-indent="0cm"/>
      <style:text-properties fo:color="#ffffff" fo:font-size="11pt" style:font-size-asian="11pt" style:font-size-complex="11pt"/>
    </style:style>
    <style:style style:name="P12" style:family="paragraph">
      <style:paragraph-properties fo:text-align="center"/>
      <style:text-properties fo:color="#ffffff" fo:font-size="11pt" style:font-size-asian="11pt" style:font-size-complex="11pt"/>
    </style:style>
    <style:style style:name="P13" style:family="paragraph">
      <style:paragraph-properties fo:margin-left="0cm" fo:margin-right="0cm" fo:text-align="center" fo:text-indent="0cm"/>
      <style:text-properties fo:color="#ccffff" fo:font-size="14pt" style:font-size-asian="14pt" style:font-size-complex="14pt"/>
    </style:style>
    <style:style style:name="P14" style:family="paragraph">
      <style:paragraph-properties fo:text-align="center"/>
      <style:text-properties fo:color="#00b8ff"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color="#808080" fo:font-size="24pt" style:font-size-asian="24pt" style:font-size-complex="24pt"/>
    </style:style>
    <style:style style:name="P16" style:family="paragraph">
      <style:paragraph-properties fo:text-align="center"/>
      <style:text-properties fo:color="#808080" fo:font-size="24pt" style:font-size-asian="24pt" style:font-size-complex="24pt"/>
    </style:style>
    <style:style style:name="P17" style:family="paragraph">
      <style:paragraph-properties fo:margin-left="0cm" fo:margin-right="0cm" fo:text-align="center" fo:text-indent="0cm"/>
      <style:text-properties fo:color="#c0c0c0" fo:font-size="24pt" style:font-size-asian="24pt" style:font-size-complex="24pt"/>
    </style:style>
    <style:style style:name="P18" style:family="paragraph">
      <style:paragraph-properties fo:margin-left="0.6cm" fo:margin-right="0cm" fo:text-indent="-0.6cm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ff8080"/>
    </style:style>
    <style:style style:name="T3" style:family="text">
      <style:text-properties fo:color="#00b8ff"/>
    </style:style>
    <style:style style:name="T4" style:family="text">
      <style:text-properties fo:color="#808080"/>
    </style:style>
    <style:style style:name="T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28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3cm" svg:x="0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cm" svg:x="0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16cm" svg:height="0.95cm" svg:x="0.347cm" svg:y="3.05cm">
          <draw:text-box>
            <text:p text:style-name="P3"><text:span text:style-name="T1">Escrever</text:span></text:p>
          </draw:text-box>
        </draw:frame>
        <draw:frame draw:style-name="gr5" draw:text-style-name="P4" draw:layer="layout" svg:width="2.974cm" svg:height="0.95cm" svg:x="3cm" svg:y="3.05cm">
          <draw:text-box>
            <text:p text:style-name="P3">Gerenciar</text:p>
          </draw:text-box>
        </draw:frame>
        <draw:frame draw:style-name="gr5" draw:text-style-name="P4" draw:layer="layout" svg:width="1.891cm" svg:height="0.95cm" svg:x="6cm" svg:y="3.05cm">
          <draw:text-box>
            <text:p text:style-name="P3">Tema</text:p>
          </draw:text-box>
        </draw:frame>
        <draw:frame draw:style-name="gr5" draw:text-style-name="P4" draw:layer="layout" svg:width="3.698cm" svg:height="0.95cm" svg:x="7.802cm" svg:y="3.05cm">
          <draw:text-box>
            <text:p text:style-name="P3">Comentários</text:p>
          </draw:text-box>
        </draw:frame>
        <draw:frame draw:style-name="gr5" draw:text-style-name="P6" draw:layer="layout" svg:width="2.174cm" svg:height="0.78cm" svg:x="25.5cm" svg:y="3.22cm">
          <draw:text-box>
            <text:p text:style-name="P5">Usuários</text:p>
          </draw:text-box>
        </draw:frame>
        <draw:frame draw:style-name="gr5" draw:text-style-name="P8" draw:layer="layout" svg:width="2.487cm" svg:height="0.78cm" svg:x="23.013cm" svg:y="3.22cm">
          <draw:text-box>
            <text:p text:style-name="P7"><text:span text:style-name="T2">Extensões</text:span></text:p>
          </draw:text-box>
        </draw:frame>
        <draw:frame draw:style-name="gr5" draw:text-style-name="P6" draw:layer="layout" svg:width="1.967cm" svg:height="0.78cm" svg:x="21.033cm" svg:y="3.22cm">
          <draw:text-box>
            <text:p text:style-name="P5">Opções</text:p>
          </draw:text-box>
        </draw:frame>
        <draw:frame draw:style-name="gr5" draw:text-style-name="P10" draw:layer="layout" svg:width="3.046cm" svg:height="1.826cm" svg:x="0.454cm" svg:y="1cm">
          <draw:text-box>
            <text:p text:style-name="P9">Blog</text:p>
          </draw:text-box>
        </draw:frame>
        <draw:frame draw:style-name="gr5" draw:text-style-name="P12" draw:layer="layout" svg:width="1.569cm" svg:height="0.738cm" svg:x="0.431cm" svg:y="0.262cm">
          <draw:text-box>
            <text:p text:style-name="P11">Painel</text:p>
          </draw:text-box>
        </draw:frame>
        <draw:frame draw:style-name="gr5" draw:text-style-name="P12" draw:layer="layout" svg:width="1.56cm" svg:height="0.738cm" svg:x="26cm" svg:y="0.262cm">
          <draw:text-box>
            <text:p text:style-name="P11">logout</text:p>
          </draw:text-box>
        </draw:frame>
        <draw:frame draw:style-name="gr5" draw:text-style-name="P12" draw:layer="layout" svg:width="0.604cm" svg:height="0.738cm" svg:x="25.5cm" svg:y="0.262cm">
          <draw:text-box>
            <text:p text:style-name="P11">|</text:p>
          </draw:text-box>
        </draw:frame>
        <draw:frame draw:style-name="gr5" draw:text-style-name="P12" draw:layer="layout" svg:width="1.776cm" svg:height="0.738cm" svg:x="24cm" svg:y="0.262cm">
          <draw:text-box>
            <text:p text:style-name="P11">usuário</text:p>
          </draw:text-box>
        </draw:frame>
        <draw:frame draw:style-name="gr5" draw:text-style-name="P14" draw:layer="layout" svg:width="2.538cm" svg:height="0.869cm" svg:x="0.5cm" svg:y="4.131cm">
          <draw:text-box>
            <text:p text:style-name="P13"><text:span text:style-name="T3">submenu</text:span></text:p>
          </draw:text-box>
        </draw:frame>
        <draw:frame draw:style-name="gr5" draw:text-style-name="P14" draw:layer="layout" svg:width="2.538cm" svg:height="0.869cm" svg:x="2.962cm" svg:y="4.131cm">
          <draw:text-box>
            <text:p text:style-name="P13"><text:span text:style-name="T3">submenu</text:span></text:p>
          </draw:text-box>
        </draw:frame>
        <draw:frame draw:style-name="gr5" draw:text-style-name="P14" draw:layer="layout" svg:width="2.538cm" svg:height="0.869cm" svg:x="5.462cm" svg:y="4.131cm">
          <draw:text-box>
            <text:p text:style-name="P13"><text:span text:style-name="T2">submenu</text:span></text:p>
          </draw:text-box>
        </draw:frame>
        <draw:frame draw:style-name="gr5" draw:text-style-name="P16" draw:layer="layout" svg:width="2.568cm" svg:height="1.301cm" svg:x="0.5cm" svg:y="5.199cm">
          <draw:text-box>
            <text:p text:style-name="P15"><text:span text:style-name="T4">Titulo</text:span></text:p>
          </draw:text-box>
        </draw:frame>
        <draw:line draw:style-name="gr6" draw:text-style-name="P2" draw:layer="layout" svg:x1="0.5cm" svg:y1="6.4cm" svg:x2="27.5cm" svg:y2="6.4cm">
          <text:p/>
        </draw:line>
        <draw:frame draw:style-name="gr5" draw:text-style-name="P6" draw:layer="layout" svg:width="2.589cm" svg:height="0.78cm" svg:x="0.411cm" svg:y="20.22cm">
          <draw:text-box>
            <text:p text:style-name="P17"><text:span text:style-name="T5">WordPres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8$Build-9276</meta:generator>
    <meta:initial-creator>Marcelo Costa</meta:initial-creator>
    <meta:creation-date>2008-04-02T15:34:33</meta:creation-date>
    <dc:creator>Marcelo Costa</dc:creator>
    <dc:date>2008-04-02T16:18:34</dc:date>
    <meta:editing-cycles>4</meta:editing-cycles>
    <meta:editing-duration>PT28M9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46"/>
  </office:meta>
</office:document-meta>
</file>